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cdc" officeooo:paragraph-rsid="0001fcdc"/>
    </style:style>
    <style:style style:name="P2" style:family="paragraph" style:parent-style-name="Standard">
      <style:text-properties officeooo:rsid="00020097" officeooo:paragraph-rsid="00020097"/>
    </style:style>
    <style:style style:name="T1" style:family="text">
      <style:text-properties officeooo:rsid="00025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report</text:p>
      <text:p text:style-name="P1"/>
      <text:p text:style-name="P2">Deliverables:</text:p>
      <text:p text:style-name="P2">* Testing methods</text:p>
      <text:p text:style-name="P2">* Models that facilitate the making of teaching materials</text:p>
      <text:p text:style-name="P2">* Teaching materials</text:p>
      <text:p text:style-name="P2">* Test results // Was not officially part of the deliverables list in the planning report <text:span text:style-name="T1">(due to being “obvious” or somesuch)</text:span>, but it’s certainly relev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20:51:21.525000000</meta:creation-date>
    <dc:date>2018-05-29T20:59:04.846000000</dc:date>
    <meta:editing-duration>PT7M44S</meta:editing-duration>
    <meta:editing-cycles>3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6" meta:word-count="44" meta:character-count="275" meta:non-whitespace-character-count="237"/>
  </office:meta>
</office:document-meta>
</file>